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7.79mm"/>
    </style:style>
    <style:style style:name="co4" style:family="table-column">
      <style:table-column-properties fo:break-before="auto" style:column-width="83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12mm" svg:height="90.01mm" svg:x="210.74mm" svg:y="30.71mm">
            <draw:object draw:notify-on-update-of-ranges="Sheet1.B2:Sheet1.B2 Sheet1.B3:Sheet1.B92 Sheet1.C2:Sheet1.C2 Sheet1.C3:Sheet1.C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Traveltime[min]</text:p>
          </table:table-cell>
          <table:table-cell office:value-type="string" calcext:value-type="string">
            <text:p>Traveltime[s]</text:p>
          </table:table-cell>
          <table:table-cell office:value-type="string" calcext:value-type="string">
            <text:p>Accessibility Gravity</text:p>
          </table:table-cell>
          <table:table-cell office:value-type="string" calcext:value-type="string">
            <text:p>Accessibility Gausian 20</text:p>
          </table:table-cell>
          <table:table-cell table:number-columns-repeated="5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EXP([.B2]*[.$F$3])" office:value-type="percentage" office:value="1" calcext:value-type="percentage">
            <text:p>100,00 %</text:p>
          </table:table-cell>
          <table:table-cell table:formula="of:=EXP((-[.A2]^2)/[.$F$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B3]/60" office:value-type="float" office:value="0.166666666666667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formula="of:=EXP([.B3]*[.$F$3])" office:value-type="percentage" office:value="0.970445533548508" calcext:value-type="percentage">
            <text:p>97,04 %</text:p>
          </table:table-cell>
          <table:table-cell table:formula="of:=EXP((-[.A3]^2)/[.$F$4])" office:value-type="float" office:value="1.0002778163616" calcext:value-type="float">
            <text:p>1,0002778163616</text:p>
          </table:table-cell>
          <table:table-cell office:value-type="string" calcext:value-type="string">
            <text:p>beta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  <table:table-cell table:formula="of:=2^1" office:value-type="float" office:value="2" calcext:value-type="float">
            <text:p>2</text:p>
          </table:table-cell>
        </table:table-row>
        <table:table-row table:style-name="ro1">
          <table:table-cell table:formula="of:=[.B4]/60" office:value-type="float" office:value="0.333333333333333" calcext:value-type="float">
            <text:p>0,33</text:p>
          </table:table-cell>
          <table:table-cell office:value-type="float" office:value="20" calcext:value-type="float">
            <text:p>20</text:p>
          </table:table-cell>
          <table:table-cell table:formula="of:=EXP([.B4]*[.$F$3])" office:value-type="percentage" office:value="0.941764533584249" calcext:value-type="percentage">
            <text:p>94,18 %</text:p>
          </table:table-cell>
          <table:table-cell table:formula="of:=EXP((-[.A4]^2)/[.$F$4])" office:value-type="float" office:value="1.00111172862375" calcext:value-type="float">
            <text:p>1,00111172862375</text:p>
          </table:table-cell>
          <table:table-cell office:value-type="string" calcext:value-type="string">
            <text:p>beta Gausian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formula="of:=[.B5]/60" office:value-type="float" office:value="0.5" calcext:value-type="float">
            <text:p>0,50</text:p>
          </table:table-cell>
          <table:table-cell office:value-type="float" office:value="30" calcext:value-type="float">
            <text:p>30</text:p>
          </table:table-cell>
          <table:table-cell table:formula="of:=EXP([.B5]*[.$F$3])" office:value-type="percentage" office:value="0.913931185271228" calcext:value-type="percentage">
            <text:p>91,39 %</text:p>
          </table:table-cell>
          <table:table-cell table:formula="of:=EXP((-[.A5]^2)/[.$F$4])" office:value-type="float" office:value="1.0025031276058" calcext:value-type="float">
            <text:p>1,0025031276058</text:p>
          </table:table-cell>
          <table:table-cell table:number-columns-repeated="5"/>
        </table:table-row>
        <table:table-row table:style-name="ro1">
          <table:table-cell table:formula="of:=[.B6]/60" office:value-type="float" office:value="0.666666666666667" calcext:value-type="float">
            <text:p>0,67</text:p>
          </table:table-cell>
          <table:table-cell office:value-type="float" office:value="40" calcext:value-type="float">
            <text:p>40</text:p>
          </table:table-cell>
          <table:table-cell table:formula="of:=EXP([.B6]*[.$F$3])" office:value-type="percentage" office:value="0.886920436717158" calcext:value-type="percentage">
            <text:p>88,69 %</text:p>
          </table:table-cell>
          <table:table-cell table:formula="of:=EXP((-[.A6]^2)/[.$F$4])" office:value-type="float" office:value="1.00445433563584" calcext:value-type="float">
            <text:p>1,00445433563584</text:p>
          </table:table-cell>
          <table:table-cell table:number-columns-repeated="5"/>
        </table:table-row>
        <table:table-row table:style-name="ro1">
          <table:table-cell table:formula="of:=[.B7]/60" office:value-type="float" office:value="0.833333333333333" calcext:value-type="float">
            <text:p>0,83</text:p>
          </table:table-cell>
          <table:table-cell office:value-type="float" office:value="50" calcext:value-type="float">
            <text:p>50</text:p>
          </table:table-cell>
          <table:table-cell table:formula="of:=EXP([.B7]*[.$F$3])" office:value-type="percentage" office:value="0.860707976425058" calcext:value-type="percentage">
            <text:p>86,07 %</text:p>
          </table:table-cell>
          <table:table-cell table:formula="of:=EXP((-[.A7]^2)/[.$F$4])" office:value-type="float" office:value="1.00696861301213" calcext:value-type="float">
            <text:p>1,00696861301213</text:p>
          </table:table-cell>
          <table:table-cell table:number-columns-repeated="5"/>
        </table:table-row>
        <table:table-row table:style-name="ro1">
          <table:table-cell table:formula="of:=[.B8]/60" office:value-type="float" office:value="1" calcext:value-type="float">
            <text:p>1,00</text:p>
          </table:table-cell>
          <table:table-cell office:value-type="float" office:value="60" calcext:value-type="float">
            <text:p>60</text:p>
          </table:table-cell>
          <table:table-cell table:formula="of:=EXP([.B8]*[.$F$3])" office:value-type="percentage" office:value="0.835270211411272" calcext:value-type="percentage">
            <text:p>83,53 %</text:p>
          </table:table-cell>
          <table:table-cell table:formula="of:=EXP((-[.A8]^2)/[.$F$4])" office:value-type="float" office:value="1.01005016708417" calcext:value-type="float">
            <text:p>1,01005016708417</text:p>
          </table:table-cell>
          <table:table-cell table:number-columns-repeated="5"/>
        </table:table-row>
        <table:table-row table:style-name="ro1">
          <table:table-cell table:formula="of:=[.B9]/60" office:value-type="float" office:value="1.16666666666667" calcext:value-type="float">
            <text:p>1,17</text:p>
          </table:table-cell>
          <table:table-cell office:value-type="float" office:value="70" calcext:value-type="float">
            <text:p>70</text:p>
          </table:table-cell>
          <table:table-cell table:formula="of:=EXP([.B9]*[.$F$3])" office:value-type="percentage" office:value="0.810584245970187" calcext:value-type="percentage">
            <text:p>81,06 %</text:p>
          </table:table-cell>
          <table:table-cell table:formula="of:=EXP((-[.A9]^2)/[.$F$4])" office:value-type="float" office:value="1.013704163989" calcext:value-type="float">
            <text:p>1,013704163989</text:p>
          </table:table-cell>
          <table:table-cell table:number-columns-repeated="5"/>
        </table:table-row>
        <table:table-row table:style-name="ro1">
          <table:table-cell table:formula="of:=[.B10]/60" office:value-type="float" office:value="1.33333333333333" calcext:value-type="float">
            <text:p>1,33</text:p>
          </table:table-cell>
          <table:table-cell office:value-type="float" office:value="80" calcext:value-type="float">
            <text:p>80</text:p>
          </table:table-cell>
          <table:table-cell table:formula="of:=EXP([.B10]*[.$F$3])" office:value-type="percentage" office:value="0.786627861066553" calcext:value-type="percentage">
            <text:p>78,66 %</text:p>
          </table:table-cell>
          <table:table-cell table:formula="of:=EXP((-[.A10]^2)/[.$F$4])" office:value-type="float" office:value="1.01793674308856" calcext:value-type="float">
            <text:p>1,01793674308856</text:p>
          </table:table-cell>
          <table:table-cell table:number-columns-repeated="5"/>
        </table:table-row>
        <table:table-row table:style-name="ro1">
          <table:table-cell table:formula="of:=[.B11]/60" office:value-type="float" office:value="1.5" calcext:value-type="float">
            <text:p>1,50</text:p>
          </table:table-cell>
          <table:table-cell office:value-type="float" office:value="90" calcext:value-type="float">
            <text:p>90</text:p>
          </table:table-cell>
          <table:table-cell table:formula="of:=EXP([.B11]*[.$F$3])" office:value-type="percentage" office:value="0.763379494336853" calcext:value-type="percentage">
            <text:p>76,34 %</text:p>
          </table:table-cell>
          <table:table-cell table:formula="of:=EXP((-[.A11]^2)/[.$F$4])" office:value-type="float" office:value="1.02275503416445" calcext:value-type="float">
            <text:p>1,02275503416445</text:p>
          </table:table-cell>
          <table:table-cell table:number-columns-repeated="5"/>
        </table:table-row>
        <table:table-row table:style-name="ro1">
          <table:table-cell table:formula="of:=[.B12]/60" office:value-type="float" office:value="1.66666666666667" calcext:value-type="float">
            <text:p>1,67</text:p>
          </table:table-cell>
          <table:table-cell office:value-type="float" office:value="100" calcext:value-type="float">
            <text:p>100</text:p>
          </table:table-cell>
          <table:table-cell table:formula="of:=EXP([.B12]*[.$F$3])" office:value-type="percentage" office:value="0.740818220681718" calcext:value-type="percentage">
            <text:p>74,08 %</text:p>
          </table:table-cell>
          <table:table-cell table:formula="of:=EXP((-[.A12]^2)/[.$F$4])" office:value-type="float" office:value="1.02816717743771" calcext:value-type="float">
            <text:p>1,02816717743771</text:p>
          </table:table-cell>
          <table:table-cell table:number-columns-repeated="5"/>
        </table:table-row>
        <table:table-row table:style-name="ro1">
          <table:table-cell table:formula="of:=[.B13]/60" office:value-type="float" office:value="1.83333333333333" calcext:value-type="float">
            <text:p>1,83</text:p>
          </table:table-cell>
          <table:table-cell office:value-type="float" office:value="110" calcext:value-type="float">
            <text:p>110</text:p>
          </table:table-cell>
          <table:table-cell table:formula="of:=EXP([.B13]*[.$F$3])" office:value-type="percentage" office:value="0.718923733431926" calcext:value-type="percentage">
            <text:p>71,89 %</text:p>
          </table:table-cell>
          <table:table-cell table:formula="of:=EXP((-[.A13]^2)/[.$F$4])" office:value-type="float" office:value="1.03418234649228" calcext:value-type="float">
            <text:p>1,03418234649228</text:p>
          </table:table-cell>
          <table:table-cell table:number-columns-repeated="5"/>
        </table:table-row>
        <table:table-row table:style-name="ro1">
          <table:table-cell table:formula="of:=[.B14]/60" office:value-type="float" office:value="2" calcext:value-type="float">
            <text:p>2,00</text:p>
          </table:table-cell>
          <table:table-cell office:value-type="float" office:value="120" calcext:value-type="float">
            <text:p>120</text:p>
          </table:table-cell>
          <table:table-cell table:formula="of:=EXP([.B14]*[.$F$3])" office:value-type="percentage" office:value="0.697676326071031" calcext:value-type="percentage">
            <text:p>69,77 %</text:p>
          </table:table-cell>
          <table:table-cell table:formula="of:=EXP((-[.A14]^2)/[.$F$4])" office:value-type="float" office:value="1.04081077419239" calcext:value-type="float">
            <text:p>1,04081077419239</text:p>
          </table:table-cell>
          <table:table-cell table:number-columns-repeated="5"/>
        </table:table-row>
        <table:table-row table:style-name="ro1">
          <table:table-cell table:formula="of:=[.B15]/60" office:value-type="float" office:value="2.16666666666667" calcext:value-type="float">
            <text:p>2,17</text:p>
          </table:table-cell>
          <table:table-cell office:value-type="float" office:value="130" calcext:value-type="float">
            <text:p>130</text:p>
          </table:table-cell>
          <table:table-cell table:formula="of:=EXP([.B15]*[.$F$3])" office:value-type="percentage" office:value="0.677056874498165" calcext:value-type="percentage">
            <text:p>67,71 %</text:p>
          </table:table-cell>
          <table:table-cell table:formula="of:=EXP((-[.A15]^2)/[.$F$4])" office:value-type="float" office:value="1.04806378169659" calcext:value-type="float">
            <text:p>1,04806378169659</text:p>
          </table:table-cell>
          <table:table-cell table:number-columns-repeated="5"/>
        </table:table-row>
        <table:table-row table:style-name="ro1">
          <table:table-cell table:formula="of:=[.B16]/60" office:value-type="float" office:value="2.33333333333333" calcext:value-type="float">
            <text:p>2,33</text:p>
          </table:table-cell>
          <table:table-cell office:value-type="float" office:value="140" calcext:value-type="float">
            <text:p>140</text:p>
          </table:table-cell>
          <table:table-cell table:formula="of:=EXP([.B16]*[.$F$3])" office:value-type="percentage" office:value="0.657046819815057" calcext:value-type="percentage">
            <text:p>65,70 %</text:p>
          </table:table-cell>
          <table:table-cell table:formula="of:=EXP((-[.A16]^2)/[.$F$4])" office:value-type="float" office:value="1.05595381068354" calcext:value-type="float">
            <text:p>1,05595381068354</text:p>
          </table:table-cell>
          <table:table-cell table:number-columns-repeated="5"/>
        </table:table-row>
        <table:table-row table:style-name="ro1">
          <table:table-cell table:formula="of:=[.B17]/60" office:value-type="float" office:value="2.5" calcext:value-type="float">
            <text:p>2,50</text:p>
          </table:table-cell>
          <table:table-cell office:value-type="float" office:value="150" calcext:value-type="float">
            <text:p>150</text:p>
          </table:table-cell>
          <table:table-cell table:formula="of:=EXP([.B17]*[.$F$3])" office:value-type="percentage" office:value="0.637628151621773" calcext:value-type="percentage">
            <text:p>63,76 %</text:p>
          </table:table-cell>
          <table:table-cell table:formula="of:=EXP((-[.A17]^2)/[.$F$4])" office:value-type="float" office:value="1.06449445891786" calcext:value-type="float">
            <text:p>1,06449445891786</text:p>
          </table:table-cell>
          <table:table-cell table:number-columns-repeated="5"/>
        </table:table-row>
        <table:table-row table:style-name="ro1">
          <table:table-cell table:formula="of:=[.B18]/60" office:value-type="float" office:value="2.66666666666667" calcext:value-type="float">
            <text:p>2,67</text:p>
          </table:table-cell>
          <table:table-cell office:value-type="float" office:value="160" calcext:value-type="float">
            <text:p>160</text:p>
          </table:table-cell>
          <table:table-cell table:formula="of:=EXP([.B18]*[.$F$3])" office:value-type="percentage" office:value="0.618783391806141" calcext:value-type="percentage">
            <text:p>61,88 %</text:p>
          </table:table-cell>
          <table:table-cell table:formula="of:=EXP((-[.A18]^2)/[.$F$4])" office:value-type="float" office:value="1.07370051929852" calcext:value-type="float">
            <text:p>1,07370051929852</text:p>
          </table:table-cell>
          <table:table-cell table:number-columns-repeated="5"/>
        </table:table-row>
        <table:table-row table:style-name="ro1">
          <table:table-cell table:formula="of:=[.B19]/60" office:value-type="float" office:value="2.83333333333333" calcext:value-type="float">
            <text:p>2,83</text:p>
          </table:table-cell>
          <table:table-cell office:value-type="float" office:value="170" calcext:value-type="float">
            <text:p>170</text:p>
          </table:table-cell>
          <table:table-cell table:formula="of:=EXP([.B19]*[.$F$3])" office:value-type="percentage" office:value="0.600495578812266" calcext:value-type="percentage">
            <text:p>60,05 %</text:p>
          </table:table-cell>
          <table:table-cell table:formula="of:=EXP((-[.A19]^2)/[.$F$4])" office:value-type="float" office:value="1.08358802254667" calcext:value-type="float">
            <text:p>1,08358802254667</text:p>
          </table:table-cell>
          <table:table-cell table:number-columns-repeated="5"/>
        </table:table-row>
        <table:table-row table:style-name="ro1">
          <table:table-cell table:formula="of:=[.B20]/60" office:value-type="float" office:value="3" calcext:value-type="float">
            <text:p>3,00</text:p>
          </table:table-cell>
          <table:table-cell office:value-type="float" office:value="180" calcext:value-type="float">
            <text:p>180</text:p>
          </table:table-cell>
          <table:table-cell table:formula="of:=EXP([.B20]*[.$F$3])" office:value-type="percentage" office:value="0.58274825237399" calcext:value-type="percentage">
            <text:p>58,27 %</text:p>
          </table:table-cell>
          <table:table-cell table:formula="of:=EXP((-[.A20]^2)/[.$F$4])" office:value-type="float" office:value="1.09417428370521" calcext:value-type="float">
            <text:p>1,09417428370521</text:p>
          </table:table-cell>
          <table:table-cell table:number-columns-repeated="5"/>
        </table:table-row>
        <table:table-row table:style-name="ro1">
          <table:table-cell table:formula="of:=[.B21]/60" office:value-type="float" office:value="3.16666666666667" calcext:value-type="float">
            <text:p>3,17</text:p>
          </table:table-cell>
          <table:table-cell office:value-type="float" office:value="190" calcext:value-type="float">
            <text:p>190</text:p>
          </table:table-cell>
          <table:table-cell table:formula="of:=EXP([.B21]*[.$F$3])" office:value-type="percentage" office:value="0.565525438699537" calcext:value-type="percentage">
            <text:p>56,55 %</text:p>
          </table:table-cell>
          <table:table-cell table:formula="of:=EXP((-[.A21]^2)/[.$F$4])" office:value-type="float" office:value="1.10547795263905" calcext:value-type="float">
            <text:p>1,10547795263905</text:p>
          </table:table-cell>
          <table:table-cell table:number-columns-repeated="5"/>
        </table:table-row>
        <table:table-row table:style-name="ro1">
          <table:table-cell table:formula="of:=[.B22]/60" office:value-type="float" office:value="3.33333333333333" calcext:value-type="float">
            <text:p>3,33</text:p>
          </table:table-cell>
          <table:table-cell office:value-type="float" office:value="200" calcext:value-type="float">
            <text:p>200</text:p>
          </table:table-cell>
          <table:table-cell table:formula="of:=EXP([.B22]*[.$F$3])" office:value-type="percentage" office:value="0.548811636094026" calcext:value-type="percentage">
            <text:p>54,88 %</text:p>
          </table:table-cell>
          <table:table-cell table:formula="of:=EXP((-[.A22]^2)/[.$F$4])" office:value-type="float" office:value="1.11751906874186" calcext:value-type="float">
            <text:p>1,11751906874186</text:p>
          </table:table-cell>
          <table:table-cell table:number-columns-repeated="5"/>
        </table:table-row>
        <table:table-row table:style-name="ro1">
          <table:table-cell table:formula="of:=[.B23]/60" office:value-type="float" office:value="3.5" calcext:value-type="float">
            <text:p>3,50</text:p>
          </table:table-cell>
          <table:table-cell office:value-type="float" office:value="210" calcext:value-type="float">
            <text:p>210</text:p>
          </table:table-cell>
          <table:table-cell table:formula="of:=EXP([.B23]*[.$F$3])" office:value-type="percentage" office:value="0.532591801006897" calcext:value-type="percentage">
            <text:p>53,26 %</text:p>
          </table:table-cell>
          <table:table-cell table:formula="of:=EXP((-[.A23]^2)/[.$F$4])" office:value-type="float" office:value="1.13031912007401" calcext:value-type="float">
            <text:p>1,13031912007401</text:p>
          </table:table-cell>
          <table:table-cell table:number-columns-repeated="5"/>
        </table:table-row>
        <table:table-row table:style-name="ro1">
          <table:table-cell table:formula="of:=[.B24]/60" office:value-type="float" office:value="3.66666666666667" calcext:value-type="float">
            <text:p>3,67</text:p>
          </table:table-cell>
          <table:table-cell office:value-type="float" office:value="220" calcext:value-type="float">
            <text:p>220</text:p>
          </table:table-cell>
          <table:table-cell table:formula="of:=EXP([.B24]*[.$F$3])" office:value-type="percentage" office:value="0.516851334491699" calcext:value-type="percentage">
            <text:p>51,69 %</text:p>
          </table:table-cell>
          <table:table-cell table:formula="of:=EXP((-[.A24]^2)/[.$F$4])" office:value-type="float" office:value="1.14390110717557" calcext:value-type="float">
            <text:p>1,14390110717557</text:p>
          </table:table-cell>
          <table:table-cell table:number-columns-repeated="5"/>
        </table:table-row>
        <table:table-row table:style-name="ro1">
          <table:table-cell table:formula="of:=[.B25]/60" office:value-type="float" office:value="3.83333333333333" calcext:value-type="float">
            <text:p>3,83</text:p>
          </table:table-cell>
          <table:table-cell office:value-type="float" office:value="230" calcext:value-type="float">
            <text:p>230</text:p>
          </table:table-cell>
          <table:table-cell table:formula="of:=EXP([.B25]*[.$F$3])" office:value-type="percentage" office:value="0.501576069066055" calcext:value-type="percentage">
            <text:p>50,16 %</text:p>
          </table:table-cell>
          <table:table-cell table:formula="of:=EXP((-[.A25]^2)/[.$F$4])" office:value-type="float" office:value="1.15828961181946" calcext:value-type="float">
            <text:p>1,15828961181946</text:p>
          </table:table-cell>
          <table:table-cell table:number-columns-repeated="5"/>
        </table:table-row>
        <table:table-row table:style-name="ro1">
          <table:table-cell table:formula="of:=[.B26]/60" office:value-type="float" office:value="4" calcext:value-type="float">
            <text:p>4,00</text:p>
          </table:table-cell>
          <table:table-cell office:value-type="float" office:value="240" calcext:value-type="float">
            <text:p>240</text:p>
          </table:table-cell>
          <table:table-cell table:formula="of:=EXP([.B26]*[.$F$3])" office:value-type="percentage" office:value="0.486752255959972" calcext:value-type="percentage">
            <text:p>48,68 %</text:p>
          </table:table-cell>
          <table:table-cell table:formula="of:=EXP((-[.A26]^2)/[.$F$4])" office:value-type="float" office:value="1.17351087099181" calcext:value-type="float">
            <text:p>1,17351087099181</text:p>
          </table:table-cell>
          <table:table-cell table:number-columns-repeated="5"/>
        </table:table-row>
        <table:table-row table:style-name="ro1">
          <table:table-cell table:formula="of:=[.B27]/60" office:value-type="float" office:value="4.16666666666667" calcext:value-type="float">
            <text:p>4,17</text:p>
          </table:table-cell>
          <table:table-cell office:value-type="float" office:value="250" calcext:value-type="float">
            <text:p>250</text:p>
          </table:table-cell>
          <table:table-cell table:formula="of:=EXP([.B27]*[.$F$3])" office:value-type="percentage" office:value="0.472366552741015" calcext:value-type="percentage">
            <text:p>47,24 %</text:p>
          </table:table-cell>
          <table:table-cell table:formula="of:=EXP((-[.A27]^2)/[.$F$4])" office:value-type="float" office:value="1.18959285641076" calcext:value-type="float">
            <text:p>1,18959285641076</text:p>
          </table:table-cell>
          <table:table-cell table:number-columns-repeated="5"/>
        </table:table-row>
        <table:table-row table:style-name="ro1">
          <table:table-cell table:formula="of:=[.B28]/60" office:value-type="float" office:value="4.33333333333333" calcext:value-type="float">
            <text:p>4,33</text:p>
          </table:table-cell>
          <table:table-cell office:value-type="float" office:value="260" calcext:value-type="float">
            <text:p>260</text:p>
          </table:table-cell>
          <table:table-cell table:formula="of:=EXP([.B28]*[.$F$3])" office:value-type="percentage" office:value="0.458406011305224" calcext:value-type="percentage">
            <text:p>45,84 %</text:p>
          </table:table-cell>
          <table:table-cell table:formula="of:=EXP((-[.A28]^2)/[.$F$4])" office:value-type="float" office:value="1.20656535992012" calcext:value-type="float">
            <text:p>1,20656535992012</text:p>
          </table:table-cell>
          <table:table-cell table:number-columns-repeated="5"/>
        </table:table-row>
        <table:table-row table:style-name="ro1">
          <table:table-cell table:formula="of:=[.B29]/60" office:value-type="float" office:value="4.5" calcext:value-type="float">
            <text:p>4,50</text:p>
          </table:table-cell>
          <table:table-cell office:value-type="float" office:value="270" calcext:value-type="float">
            <text:p>270</text:p>
          </table:table-cell>
          <table:table-cell table:formula="of:=EXP([.B29]*[.$F$3])" office:value-type="percentage" office:value="0.444858066222941" calcext:value-type="percentage">
            <text:p>44,49 %</text:p>
          </table:table-cell>
          <table:table-cell table:formula="of:=EXP((-[.A29]^2)/[.$F$4])" office:value-type="float" office:value="1.22446008512191" calcext:value-type="float">
            <text:p>1,22446008512191</text:p>
          </table:table-cell>
          <table:table-cell table:number-columns-repeated="5"/>
        </table:table-row>
        <table:table-row table:style-name="ro1">
          <table:table-cell table:formula="of:=[.B30]/60" office:value-type="float" office:value="4.66666666666667" calcext:value-type="float">
            <text:p>4,67</text:p>
          </table:table-cell>
          <table:table-cell office:value-type="float" office:value="280" calcext:value-type="float">
            <text:p>280</text:p>
          </table:table-cell>
          <table:table-cell table:formula="of:=EXP([.B30]*[.$F$3])" office:value-type="percentage" office:value="0.43171052342908" calcext:value-type="percentage">
            <text:p>43,17 %</text:p>
          </table:table-cell>
          <table:table-cell table:formula="of:=EXP((-[.A30]^2)/[.$F$4])" office:value-type="float" office:value="1.24331074564095" calcext:value-type="float">
            <text:p>1,24331074564095</text:p>
          </table:table-cell>
          <table:table-cell table:number-columns-repeated="5"/>
        </table:table-row>
        <table:table-row table:style-name="ro1">
          <table:table-cell table:formula="of:=[.B31]/60" office:value-type="float" office:value="4.83333333333333" calcext:value-type="float">
            <text:p>4,83</text:p>
          </table:table-cell>
          <table:table-cell office:value-type="float" office:value="290" calcext:value-type="float">
            <text:p>290</text:p>
          </table:table-cell>
          <table:table-cell table:formula="of:=EXP([.B31]*[.$F$3])" office:value-type="percentage" office:value="0.418951549247639" calcext:value-type="percentage">
            <text:p>41,90 %</text:p>
          </table:table-cell>
          <table:table-cell table:formula="of:=EXP((-[.A31]^2)/[.$F$4])" office:value-type="float" office:value="1.26315317044623" calcext:value-type="float">
            <text:p>1,26315317044623</text:p>
          </table:table-cell>
          <table:table-cell table:number-columns-repeated="5"/>
        </table:table-row>
        <table:table-row table:style-name="ro1">
          <table:table-cell table:formula="of:=[.B32]/60" office:value-type="float" office:value="5" calcext:value-type="float">
            <text:p>5,00</text:p>
          </table:table-cell>
          <table:table-cell office:value-type="float" office:value="300" calcext:value-type="float">
            <text:p>300</text:p>
          </table:table-cell>
          <table:table-cell table:formula="of:=EXP([.B32]*[.$F$3])" office:value-type="percentage" office:value="0.406569659740599" calcext:value-type="percentage">
            <text:p>40,66 %</text:p>
          </table:table-cell>
          <table:table-cell table:formula="of:=EXP((-[.A32]^2)/[.$F$4])" office:value-type="float" office:value="1.28402541668774" calcext:value-type="float">
            <text:p>1,28402541668774</text:p>
          </table:table-cell>
          <table:table-cell table:number-columns-repeated="5"/>
        </table:table-row>
        <table:table-row table:style-name="ro1">
          <table:table-cell table:formula="of:=[.B33]/60" office:value-type="float" office:value="5.16666666666667" calcext:value-type="float">
            <text:p>5,17</text:p>
          </table:table-cell>
          <table:table-cell office:value-type="float" office:value="310" calcext:value-type="float">
            <text:p>310</text:p>
          </table:table-cell>
          <table:table-cell table:formula="of:=EXP([.B33]*[.$F$3])" office:value-type="percentage" office:value="0.394553710371601" calcext:value-type="percentage">
            <text:p>39,46 %</text:p>
          </table:table-cell>
          <table:table-cell table:formula="of:=EXP((-[.A33]^2)/[.$F$4])" office:value-type="float" office:value="1.30596789054354" calcext:value-type="float">
            <text:p>1,30596789054354</text:p>
          </table:table-cell>
          <table:table-cell table:number-columns-repeated="5"/>
        </table:table-row>
        <table:table-row table:style-name="ro1">
          <table:table-cell table:formula="of:=[.B34]/60" office:value-type="float" office:value="5.33333333333333" calcext:value-type="float">
            <text:p>5,33</text:p>
          </table:table-cell>
          <table:table-cell office:value-type="float" office:value="320" calcext:value-type="float">
            <text:p>320</text:p>
          </table:table-cell>
          <table:table-cell table:formula="of:=EXP([.B34]*[.$F$3])" office:value-type="percentage" office:value="0.382892885975112" calcext:value-type="percentage">
            <text:p>38,29 %</text:p>
          </table:table-cell>
          <table:table-cell table:formula="of:=EXP((-[.A34]^2)/[.$F$4])" office:value-type="float" office:value="1.32902347661138" calcext:value-type="float">
            <text:p>1,32902347661138</text:p>
          </table:table-cell>
          <table:table-cell table:number-columns-repeated="5"/>
        </table:table-row>
        <table:table-row table:style-name="ro1">
          <table:table-cell table:formula="of:=[.B35]/60" office:value-type="float" office:value="5.5" calcext:value-type="float">
            <text:p>5,50</text:p>
          </table:table-cell>
          <table:table-cell office:value-type="float" office:value="330" calcext:value-type="float">
            <text:p>330</text:p>
          </table:table-cell>
          <table:table-cell table:formula="of:=EXP([.B35]*[.$F$3])" office:value-type="percentage" office:value="0.371576691022046" calcext:value-type="percentage">
            <text:p>37,16 %</text:p>
          </table:table-cell>
          <table:table-cell table:formula="of:=EXP((-[.A35]^2)/[.$F$4])" office:value-type="float" office:value="1.35323767642117" calcext:value-type="float">
            <text:p>1,35323767642117</text:p>
          </table:table-cell>
          <table:table-cell table:number-columns-repeated="5"/>
        </table:table-row>
        <table:table-row table:style-name="ro1">
          <table:table-cell table:formula="of:=[.B36]/60" office:value-type="float" office:value="5.66666666666667" calcext:value-type="float">
            <text:p>5,67</text:p>
          </table:table-cell>
          <table:table-cell office:value-type="float" office:value="340" calcext:value-type="float">
            <text:p>340</text:p>
          </table:table-cell>
          <table:table-cell table:formula="of:=EXP([.B36]*[.$F$3])" office:value-type="percentage" office:value="0.360594940173078" calcext:value-type="percentage">
            <text:p>36,06 %</text:p>
          </table:table-cell>
          <table:table-cell table:formula="of:=EXP((-[.A36]^2)/[.$F$4])" office:value-type="float" office:value="1.37865875669013" calcext:value-type="float">
            <text:p>1,37865875669013</text:p>
          </table:table-cell>
          <table:table-cell table:number-columns-repeated="5"/>
        </table:table-row>
        <table:table-row table:style-name="ro1">
          <table:table-cell table:formula="of:=[.B37]/60" office:value-type="float" office:value="5.83333333333333" calcext:value-type="float">
            <text:p>5,83</text:p>
          </table:table-cell>
          <table:table-cell office:value-type="float" office:value="350" calcext:value-type="float">
            <text:p>350</text:p>
          </table:table-cell>
          <table:table-cell table:formula="of:=EXP([.B37]*[.$F$3])" office:value-type="percentage" office:value="0.349937749111155" calcext:value-type="percentage">
            <text:p>34,99 %</text:p>
          </table:table-cell>
          <table:table-cell table:formula="of:=EXP((-[.A37]^2)/[.$F$4])" office:value-type="float" office:value="1.40533790799144" calcext:value-type="float">
            <text:p>1,40533790799144</text:p>
          </table:table-cell>
          <table:table-cell table:number-columns-repeated="5"/>
        </table:table-row>
        <table:table-row table:style-name="ro1">
          <table:table-cell table:formula="of:=[.B38]/60" office:value-type="float" office:value="6" calcext:value-type="float">
            <text:p>6,00</text:p>
          </table:table-cell>
          <table:table-cell office:value-type="float" office:value="360" calcext:value-type="float">
            <text:p>360</text:p>
          </table:table-cell>
          <table:table-cell table:formula="of:=EXP([.B38]*[.$F$3])" office:value-type="percentage" office:value="0.339595525644939" calcext:value-type="percentage">
            <text:p>33,96 %</text:p>
          </table:table-cell>
          <table:table-cell table:formula="of:=EXP((-[.A38]^2)/[.$F$4])" office:value-type="float" office:value="1.43332941456034" calcext:value-type="float">
            <text:p>1,43332941456034</text:p>
          </table:table-cell>
          <table:table-cell table:number-columns-repeated="5"/>
        </table:table-row>
        <table:table-row table:style-name="ro1">
          <table:table-cell table:formula="of:=[.B39]/60" office:value-type="float" office:value="6.16666666666667" calcext:value-type="float">
            <text:p>6,17</text:p>
          </table:table-cell>
          <table:table-cell office:value-type="float" office:value="370" calcext:value-type="float">
            <text:p>370</text:p>
          </table:table-cell>
          <table:table-cell table:formula="of:=EXP([.B39]*[.$F$3])" office:value-type="percentage" office:value="0.329558961075189" calcext:value-type="percentage">
            <text:p>32,96 %</text:p>
          </table:table-cell>
          <table:table-cell table:formula="of:=EXP((-[.A39]^2)/[.$F$4])" office:value-type="float" office:value="1.46269083601848" calcext:value-type="float">
            <text:p>1,46269083601848</text:p>
          </table:table-cell>
          <table:table-cell table:number-columns-repeated="5"/>
        </table:table-row>
        <table:table-row table:style-name="ro1">
          <table:table-cell table:formula="of:=[.B40]/60" office:value-type="float" office:value="6.33333333333333" calcext:value-type="float">
            <text:p>6,33</text:p>
          </table:table-cell>
          <table:table-cell office:value-type="float" office:value="380" calcext:value-type="float">
            <text:p>380</text:p>
          </table:table-cell>
          <table:table-cell table:formula="of:=EXP([.B40]*[.$F$3])" office:value-type="percentage" office:value="0.319819021816304" calcext:value-type="percentage">
            <text:p>31,98 %</text:p>
          </table:table-cell>
          <table:table-cell table:formula="of:=EXP((-[.A40]^2)/[.$F$4])" office:value-type="float" office:value="1.49348320185925" calcext:value-type="float">
            <text:p>1,49348320185925</text:p>
          </table:table-cell>
          <table:table-cell table:number-columns-repeated="5"/>
        </table:table-row>
        <table:table-row table:style-name="ro1">
          <table:table-cell table:formula="of:=[.B41]/60" office:value-type="float" office:value="6.5" calcext:value-type="float">
            <text:p>6,50</text:p>
          </table:table-cell>
          <table:table-cell office:value-type="float" office:value="390" calcext:value-type="float">
            <text:p>390</text:p>
          </table:table-cell>
          <table:table-cell table:formula="of:=EXP([.B41]*[.$F$3])" office:value-type="percentage" office:value="0.310366941265485" calcext:value-type="percentage">
            <text:p>31,04 %</text:p>
          </table:table-cell>
          <table:table-cell table:formula="of:=EXP((-[.A41]^2)/[.$F$4])" office:value-type="float" office:value="1.52577121960346" calcext:value-type="float">
            <text:p>1,52577121960346</text:p>
          </table:table-cell>
          <table:table-cell table:number-columns-repeated="5"/>
        </table:table-row>
        <table:table-row table:style-name="ro1">
          <table:table-cell table:formula="of:=[.B42]/60" office:value-type="float" office:value="6.66666666666667" calcext:value-type="float">
            <text:p>6,67</text:p>
          </table:table-cell>
          <table:table-cell office:value-type="float" office:value="400" calcext:value-type="float">
            <text:p>400</text:p>
          </table:table-cell>
          <table:table-cell table:formula="of:=EXP([.B42]*[.$F$3])" office:value-type="percentage" office:value="0.301194211912202" calcext:value-type="percentage">
            <text:p>30,12 %</text:p>
          </table:table-cell>
          <table:table-cell table:formula="of:=EXP((-[.A42]^2)/[.$F$4])" office:value-type="float" office:value="1.55962349760678" calcext:value-type="float">
            <text:p>1,55962349760678</text:p>
          </table:table-cell>
          <table:table-cell table:number-columns-repeated="5"/>
        </table:table-row>
        <table:table-row table:style-name="ro1">
          <table:table-cell table:formula="of:=[.B43]/60" office:value-type="float" office:value="6.83333333333333" calcext:value-type="float">
            <text:p>6,83</text:p>
          </table:table-cell>
          <table:table-cell office:value-type="float" office:value="410" calcext:value-type="float">
            <text:p>410</text:p>
          </table:table-cell>
          <table:table-cell table:formula="of:=EXP([.B43]*[.$F$3])" office:value-type="percentage" office:value="0.292292577680859" calcext:value-type="percentage">
            <text:p>29,23 %</text:p>
          </table:table-cell>
          <table:table-cell table:formula="of:=EXP((-[.A43]^2)/[.$F$4])" office:value-type="float" office:value="1.5951127835785" calcext:value-type="float">
            <text:p>1,5951127835785</text:p>
          </table:table-cell>
          <table:table-cell table:number-columns-repeated="5"/>
        </table:table-row>
        <table:table-row table:style-name="ro1">
          <table:table-cell table:formula="of:=[.B44]/60" office:value-type="float" office:value="7" calcext:value-type="float">
            <text:p>7,00</text:p>
          </table:table-cell>
          <table:table-cell office:value-type="float" office:value="420" calcext:value-type="float">
            <text:p>420</text:p>
          </table:table-cell>
          <table:table-cell table:formula="of:=EXP([.B44]*[.$F$3])" office:value-type="percentage" office:value="0.28365402649977" calcext:value-type="percentage">
            <text:p>28,37 %</text:p>
          </table:table-cell>
          <table:table-cell table:formula="of:=EXP((-[.A44]^2)/[.$F$4])" office:value-type="float" office:value="1.63231621995538" calcext:value-type="float">
            <text:p>1,63231621995538</text:p>
          </table:table-cell>
          <table:table-cell table:number-columns-repeated="5"/>
        </table:table-row>
        <table:table-row table:style-name="ro1">
          <table:table-cell table:formula="of:=[.B45]/60" office:value-type="float" office:value="7.16666666666667" calcext:value-type="float">
            <text:p>7,17</text:p>
          </table:table-cell>
          <table:table-cell office:value-type="float" office:value="430" calcext:value-type="float">
            <text:p>430</text:p>
          </table:table-cell>
          <table:table-cell table:formula="of:=EXP([.B45]*[.$F$3])" office:value-type="percentage" office:value="0.275270783089752" calcext:value-type="percentage">
            <text:p>27,53 %</text:p>
          </table:table-cell>
          <table:table-cell table:formula="of:=EXP((-[.A45]^2)/[.$F$4])" office:value-type="float" office:value="1.67131561736596" calcext:value-type="float">
            <text:p>1,67131561736596</text:p>
          </table:table-cell>
          <table:table-cell table:number-columns-repeated="5"/>
        </table:table-row>
        <table:table-row table:style-name="ro1">
          <table:table-cell table:formula="of:=[.B46]/60" office:value-type="float" office:value="7.33333333333333" calcext:value-type="float">
            <text:p>7,33</text:p>
          </table:table-cell>
          <table:table-cell office:value-type="float" office:value="440" calcext:value-type="float">
            <text:p>440</text:p>
          </table:table-cell>
          <table:table-cell table:formula="of:=EXP([.B46]*[.$F$3])" office:value-type="percentage" office:value="0.26713530196585" calcext:value-type="percentage">
            <text:p>26,71 %</text:p>
          </table:table-cell>
          <table:table-cell table:formula="of:=EXP((-[.A46]^2)/[.$F$4])" office:value-type="float" office:value="1.71219774751939" calcext:value-type="float">
            <text:p>1,71219774751939</text:p>
          </table:table-cell>
          <table:table-cell table:number-columns-repeated="5"/>
        </table:table-row>
        <table:table-row table:style-name="ro1">
          <table:table-cell table:formula="of:=[.B47]/60" office:value-type="float" office:value="7.5" calcext:value-type="float">
            <text:p>7,50</text:p>
          </table:table-cell>
          <table:table-cell office:value-type="float" office:value="450" calcext:value-type="float">
            <text:p>450</text:p>
          </table:table-cell>
          <table:table-cell table:formula="of:=EXP([.B47]*[.$F$3])" office:value-type="percentage" office:value="0.259240260645891" calcext:value-type="percentage">
            <text:p>25,92 %</text:p>
          </table:table-cell>
          <table:table-cell table:formula="of:=EXP((-[.A47]^2)/[.$F$4])" office:value-type="float" office:value="1.7550546569603" calcext:value-type="float">
            <text:p>1,7550546569603</text:p>
          </table:table-cell>
          <table:table-cell table:number-columns-repeated="5"/>
        </table:table-row>
        <table:table-row table:style-name="ro1">
          <table:table-cell table:formula="of:=[.B48]/60" office:value-type="float" office:value="7.66666666666667" calcext:value-type="float">
            <text:p>7,67</text:p>
          </table:table-cell>
          <table:table-cell office:value-type="float" office:value="460" calcext:value-type="float">
            <text:p>460</text:p>
          </table:table-cell>
          <table:table-cell table:formula="of:=EXP([.B48]*[.$F$3])" office:value-type="percentage" office:value="0.251578553059756" calcext:value-type="percentage">
            <text:p>25,16 %</text:p>
          </table:table-cell>
          <table:table-cell table:formula="of:=EXP((-[.A48]^2)/[.$F$4])" office:value-type="float" office:value="1.79998400324727" calcext:value-type="float">
            <text:p>1,79998400324727</text:p>
          </table:table-cell>
          <table:table-cell table:number-columns-repeated="5"/>
        </table:table-row>
        <table:table-row table:style-name="ro1">
          <table:table-cell table:formula="of:=[.B49]/60" office:value-type="float" office:value="7.83333333333333" calcext:value-type="float">
            <text:p>7,83</text:p>
          </table:table-cell>
          <table:table-cell office:value-type="float" office:value="470" calcext:value-type="float">
            <text:p>470</text:p>
          </table:table-cell>
          <table:table-cell table:formula="of:=EXP([.B49]*[.$F$3])" office:value-type="percentage" office:value="0.244143283153437" calcext:value-type="percentage">
            <text:p>24,41 %</text:p>
          </table:table-cell>
          <table:table-cell table:formula="of:=EXP((-[.A49]^2)/[.$F$4])" office:value-type="float" office:value="1.84708941523851" calcext:value-type="float">
            <text:p>1,84708941523851</text:p>
          </table:table-cell>
          <table:table-cell table:number-columns-repeated="5"/>
        </table:table-row>
        <table:table-row table:style-name="ro1">
          <table:table-cell table:formula="of:=[.B50]/60" office:value-type="float" office:value="8" calcext:value-type="float">
            <text:p>8,00</text:p>
          </table:table-cell>
          <table:table-cell office:value-type="float" office:value="480" calcext:value-type="float">
            <text:p>480</text:p>
          </table:table-cell>
          <table:table-cell table:formula="of:=EXP([.B50]*[.$F$3])" office:value-type="percentage" office:value="0.236927758682122" calcext:value-type="percentage">
            <text:p>23,69 %</text:p>
          </table:table-cell>
          <table:table-cell table:formula="of:=EXP((-[.A50]^2)/[.$F$4])" office:value-type="float" office:value="1.89648087930495" calcext:value-type="float">
            <text:p>1,89648087930495</text:p>
          </table:table-cell>
          <table:table-cell table:number-columns-repeated="5"/>
        </table:table-row>
        <table:table-row table:style-name="ro1">
          <table:table-cell table:formula="of:=[.B51]/60" office:value-type="float" office:value="8.16666666666667" calcext:value-type="float">
            <text:p>8,17</text:p>
          </table:table-cell>
          <table:table-cell office:value-type="float" office:value="490" calcext:value-type="float">
            <text:p>490</text:p>
          </table:table-cell>
          <table:table-cell table:formula="of:=EXP([.B51]*[.$F$3])" office:value-type="percentage" office:value="0.229925485186724" calcext:value-type="percentage">
            <text:p>22,99 %</text:p>
          </table:table-cell>
          <table:table-cell table:formula="of:=EXP((-[.A51]^2)/[.$F$4])" office:value-type="float" office:value="1.94827515343932" calcext:value-type="float">
            <text:p>1,94827515343932</text:p>
          </table:table-cell>
          <table:table-cell table:number-columns-repeated="5"/>
        </table:table-row>
        <table:table-row table:style-name="ro1">
          <table:table-cell table:formula="of:=[.B52]/60" office:value-type="float" office:value="8.33333333333333" calcext:value-type="float">
            <text:p>8,33</text:p>
          </table:table-cell>
          <table:table-cell office:value-type="float" office:value="500" calcext:value-type="float">
            <text:p>500</text:p>
          </table:table-cell>
          <table:table-cell table:formula="of:=EXP([.B52]*[.$F$3])" office:value-type="percentage" office:value="0.22313016014843" calcext:value-type="percentage">
            <text:p>22,31 %</text:p>
          </table:table-cell>
          <table:table-cell table:formula="of:=EXP((-[.A52]^2)/[.$F$4])" office:value-type="float" office:value="2.00259621139054" calcext:value-type="float">
            <text:p>2,00259621139054</text:p>
          </table:table-cell>
          <table:table-cell table:number-columns-repeated="5"/>
        </table:table-row>
        <table:table-row table:style-name="ro1">
          <table:table-cell table:formula="of:=[.B53]/60" office:value-type="float" office:value="8.5" calcext:value-type="float">
            <text:p>8,50</text:p>
          </table:table-cell>
          <table:table-cell office:value-type="float" office:value="510" calcext:value-type="float">
            <text:p>510</text:p>
          </table:table-cell>
          <table:table-cell table:formula="of:=EXP([.B53]*[.$F$3])" office:value-type="percentage" office:value="0.216535667316007" calcext:value-type="percentage">
            <text:p>21,65 %</text:p>
          </table:table-cell>
          <table:table-cell table:formula="of:=EXP((-[.A53]^2)/[.$F$4])" office:value-type="float" office:value="2.05957571912771" calcext:value-type="float">
            <text:p>2,05957571912771</text:p>
          </table:table-cell>
          <table:table-cell table:number-columns-repeated="5"/>
        </table:table-row>
        <table:table-row table:style-name="ro1">
          <table:table-cell table:formula="of:=[.B54]/60" office:value-type="float" office:value="8.66666666666667" calcext:value-type="float">
            <text:p>8,67</text:p>
          </table:table-cell>
          <table:table-cell office:value-type="float" office:value="520" calcext:value-type="float">
            <text:p>520</text:p>
          </table:table-cell>
          <table:table-cell table:formula="of:=EXP([.B54]*[.$F$3])" office:value-type="percentage" office:value="0.210136071200765" calcext:value-type="percentage">
            <text:p>21,01 %</text:p>
          </table:table-cell>
          <table:table-cell table:formula="of:=EXP((-[.A54]^2)/[.$F$4])" office:value-type="float" office:value="2.11935354612762" calcext:value-type="float">
            <text:p>2,11935354612762</text:p>
          </table:table-cell>
          <table:table-cell table:number-columns-repeated="5"/>
        </table:table-row>
        <table:table-row table:style-name="ro1">
          <table:table-cell table:formula="of:=[.B55]/60" office:value-type="float" office:value="8.83333333333333" calcext:value-type="float">
            <text:p>8,83</text:p>
          </table:table-cell>
          <table:table-cell office:value-type="float" office:value="530" calcext:value-type="float">
            <text:p>530</text:p>
          </table:table-cell>
          <table:table-cell table:formula="of:=EXP([.B55]*[.$F$3])" office:value-type="percentage" office:value="0.203925611734213" calcext:value-type="percentage">
            <text:p>20,39 %</text:p>
          </table:table-cell>
          <table:table-cell table:formula="of:=EXP((-[.A55]^2)/[.$F$4])" office:value-type="float" office:value="2.18207831418593" calcext:value-type="float">
            <text:p>2,18207831418593</text:p>
          </table:table-cell>
          <table:table-cell table:number-columns-repeated="5"/>
        </table:table-row>
        <table:table-row table:style-name="ro1">
          <table:table-cell table:formula="of:=[.B56]/60" office:value-type="float" office:value="9" calcext:value-type="float">
            <text:p>9,00</text:p>
          </table:table-cell>
          <table:table-cell office:value-type="float" office:value="540" calcext:value-type="float">
            <text:p>540</text:p>
          </table:table-cell>
          <table:table-cell table:formula="of:=EXP([.B56]*[.$F$3])" office:value-type="percentage" office:value="0.197898699083615" calcext:value-type="percentage">
            <text:p>19,79 %</text:p>
          </table:table-cell>
          <table:table-cell table:formula="of:=EXP((-[.A56]^2)/[.$F$4])" office:value-type="float" office:value="2.24790798667647" calcext:value-type="float">
            <text:p>2,24790798667647</text:p>
          </table:table-cell>
          <table:table-cell table:number-columns-repeated="5"/>
        </table:table-row>
        <table:table-row table:style-name="ro1">
          <table:table-cell table:formula="of:=[.B57]/60" office:value-type="float" office:value="9.16666666666667" calcext:value-type="float">
            <text:p>9,17</text:p>
          </table:table-cell>
          <table:table-cell office:value-type="float" office:value="550" calcext:value-type="float">
            <text:p>550</text:p>
          </table:table-cell>
          <table:table-cell table:formula="of:=EXP([.B57]*[.$F$3])" office:value-type="percentage" office:value="0.192049908620754" calcext:value-type="percentage">
            <text:p>19,20 %</text:p>
          </table:table-cell>
          <table:table-cell table:formula="of:=EXP((-[.A57]^2)/[.$F$4])" office:value-type="float" office:value="2.3170105014267" calcext:value-type="float">
            <text:p>2,3170105014267</text:p>
          </table:table-cell>
          <table:table-cell table:number-columns-repeated="5"/>
        </table:table-row>
        <table:table-row table:style-name="ro1">
          <table:table-cell table:formula="of:=[.B58]/60" office:value-type="float" office:value="9.33333333333333" calcext:value-type="float">
            <text:p>9,33</text:p>
          </table:table-cell>
          <table:table-cell office:value-type="float" office:value="560" calcext:value-type="float">
            <text:p>560</text:p>
          </table:table-cell>
          <table:table-cell table:formula="of:=EXP([.B58]*[.$F$3])" office:value-type="percentage" office:value="0.18637397603941" calcext:value-type="percentage">
            <text:p>18,64 %</text:p>
          </table:table-cell>
          <table:table-cell table:formula="of:=EXP((-[.A58]^2)/[.$F$4])" office:value-type="float" office:value="2.38956445064248" calcext:value-type="float">
            <text:p>2,38956445064248</text:p>
          </table:table-cell>
          <table:table-cell table:number-columns-repeated="5"/>
        </table:table-row>
        <table:table-row table:style-name="ro1">
          <table:table-cell table:formula="of:=[.B59]/60" office:value-type="float" office:value="9.5" calcext:value-type="float">
            <text:p>9,50</text:p>
          </table:table-cell>
          <table:table-cell office:value-type="float" office:value="570" calcext:value-type="float">
            <text:p>570</text:p>
          </table:table-cell>
          <table:table-cell table:formula="of:=EXP([.B59]*[.$F$3])" office:value-type="percentage" office:value="0.180865792617122" calcext:value-type="percentage">
            <text:p>18,09 %</text:p>
          </table:table-cell>
          <table:table-cell table:formula="of:=EXP((-[.A59]^2)/[.$F$4])" office:value-type="float" office:value="2.46575981160379" calcext:value-type="float">
            <text:p>2,46575981160379</text:p>
          </table:table-cell>
          <table:table-cell table:number-columns-repeated="5"/>
        </table:table-row>
        <table:table-row table:style-name="ro1">
          <table:table-cell table:formula="of:=[.B60]/60" office:value-type="float" office:value="9.66666666666667" calcext:value-type="float">
            <text:p>9,67</text:p>
          </table:table-cell>
          <table:table-cell office:value-type="float" office:value="580" calcext:value-type="float">
            <text:p>580</text:p>
          </table:table-cell>
          <table:table-cell table:formula="of:=EXP([.B60]*[.$F$3])" office:value-type="percentage" office:value="0.175520400616997" calcext:value-type="percentage">
            <text:p>17,55 %</text:p>
          </table:table-cell>
          <table:table-cell table:formula="of:=EXP((-[.A60]^2)/[.$F$4])" office:value-type="float" office:value="2.54579873216709" calcext:value-type="float">
            <text:p>2,54579873216709</text:p>
          </table:table-cell>
          <table:table-cell table:number-columns-repeated="5"/>
        </table:table-row>
        <table:table-row table:style-name="ro1">
          <table:table-cell table:formula="of:=[.B61]/60" office:value-type="float" office:value="9.83333333333333" calcext:value-type="float">
            <text:p>9,83</text:p>
          </table:table-cell>
          <table:table-cell office:value-type="float" office:value="590" calcext:value-type="float">
            <text:p>590</text:p>
          </table:table-cell>
          <table:table-cell table:formula="of:=EXP([.B61]*[.$F$3])" office:value-type="percentage" office:value="0.170332988825409" calcext:value-type="percentage">
            <text:p>17,03 %</text:p>
          </table:table-cell>
          <table:table-cell table:formula="of:=EXP((-[.A61]^2)/[.$F$4])" office:value-type="float" office:value="2.62989637545156" calcext:value-type="float">
            <text:p>2,62989637545156</text:p>
          </table:table-cell>
          <table:table-cell table:number-columns-repeated="5"/>
        </table:table-row>
        <table:table-row table:style-name="ro1">
          <table:table-cell table:formula="of:=[.B62]/60" office:value-type="float" office:value="10" calcext:value-type="float">
            <text:p>10,00</text:p>
          </table:table-cell>
          <table:table-cell office:value-type="float" office:value="600" calcext:value-type="float">
            <text:p>600</text:p>
          </table:table-cell>
          <table:table-cell table:formula="of:=EXP([.B62]*[.$F$3])" office:value-type="percentage" office:value="0.165298888221587" calcext:value-type="percentage">
            <text:p>16,53 %</text:p>
          </table:table-cell>
          <table:table-cell table:formula="of:=EXP((-[.A62]^2)/[.$F$4])" office:value-type="float" office:value="2.71828182845904" calcext:value-type="float">
            <text:p>2,71828182845904</text:p>
          </table:table-cell>
          <table:table-cell table:number-columns-repeated="5"/>
        </table:table-row>
        <table:table-row table:style-name="ro1">
          <table:table-cell table:formula="of:=[.B63]/60" office:value-type="float" office:value="10.1666666666667" calcext:value-type="float">
            <text:p>10,17</text:p>
          </table:table-cell>
          <table:table-cell office:value-type="float" office:value="610" calcext:value-type="float">
            <text:p>610</text:p>
          </table:table-cell>
          <table:table-cell table:formula="of:=EXP([.B63]*[.$F$3])" office:value-type="percentage" office:value="0.160413567775173" calcext:value-type="percentage">
            <text:p>16,04 %</text:p>
          </table:table-cell>
          <table:table-cell table:formula="of:=EXP((-[.A63]^2)/[.$F$4])" office:value-type="float" office:value="2.81119907978311" calcext:value-type="float">
            <text:p>2,81119907978311</text:p>
          </table:table-cell>
          <table:table-cell table:number-columns-repeated="5"/>
        </table:table-row>
        <table:table-row table:style-name="ro1">
          <table:table-cell table:formula="of:=[.B64]/60" office:value-type="float" office:value="10.3333333333333" calcext:value-type="float">
            <text:p>10,33</text:p>
          </table:table-cell>
          <table:table-cell office:value-type="float" office:value="620" calcext:value-type="float">
            <text:p>620</text:p>
          </table:table-cell>
          <table:table-cell table:formula="of:=EXP([.B64]*[.$F$3])" office:value-type="percentage" office:value="0.155672630367997" calcext:value-type="percentage">
            <text:p>15,57 %</text:p>
          </table:table-cell>
          <table:table-cell table:formula="of:=EXP((-[.A64]^2)/[.$F$4])" office:value-type="float" office:value="2.9089080720046" calcext:value-type="float">
            <text:p>2,9089080720046</text:p>
          </table:table-cell>
          <table:table-cell table:number-columns-repeated="5"/>
        </table:table-row>
        <table:table-row table:style-name="ro1">
          <table:table-cell table:formula="of:=[.B65]/60" office:value-type="float" office:value="10.5" calcext:value-type="float">
            <text:p>10,50</text:p>
          </table:table-cell>
          <table:table-cell office:value-type="float" office:value="630" calcext:value-type="float">
            <text:p>630</text:p>
          </table:table-cell>
          <table:table-cell table:formula="of:=EXP([.B65]*[.$F$3])" office:value-type="percentage" office:value="0.151071808836371" calcext:value-type="percentage">
            <text:p>15,11 %</text:p>
          </table:table-cell>
          <table:table-cell table:formula="of:=EXP((-[.A65]^2)/[.$F$4])" office:value-type="float" office:value="3.01168583485336" calcext:value-type="float">
            <text:p>3,01168583485336</text:p>
          </table:table-cell>
          <table:table-cell table:number-columns-repeated="5"/>
        </table:table-row>
        <table:table-row table:style-name="ro1">
          <table:table-cell table:formula="of:=[.B66]/60" office:value-type="float" office:value="10.6666666666667" calcext:value-type="float">
            <text:p>10,67</text:p>
          </table:table-cell>
          <table:table-cell office:value-type="float" office:value="640" calcext:value-type="float">
            <text:p>640</text:p>
          </table:table-cell>
          <table:table-cell table:formula="of:=EXP([.B66]*[.$F$3])" office:value-type="percentage" office:value="0.14660696213035" calcext:value-type="percentage">
            <text:p>14,66 %</text:p>
          </table:table-cell>
          <table:table-cell table:formula="of:=EXP((-[.A66]^2)/[.$F$4])" office:value-type="float" office:value="3.11982770574136" calcext:value-type="float">
            <text:p>3,11982770574136</text:p>
          </table:table-cell>
          <table:table-cell table:number-columns-repeated="5"/>
        </table:table-row>
        <table:table-row table:style-name="ro1">
          <table:table-cell table:formula="of:=[.B67]/60" office:value-type="float" office:value="10.8333333333333" calcext:value-type="float">
            <text:p>10,83</text:p>
          </table:table-cell>
          <table:table-cell office:value-type="float" office:value="650" calcext:value-type="float">
            <text:p>650</text:p>
          </table:table-cell>
          <table:table-cell table:formula="of:=EXP([.B67]*[.$F$3])" office:value-type="percentage" office:value="0.142274071586514" calcext:value-type="percentage">
            <text:p>14,23 %</text:p>
          </table:table-cell>
          <table:table-cell table:formula="of:=EXP((-[.A67]^2)/[.$F$4])" office:value-type="float" office:value="3.23364864484606" calcext:value-type="float">
            <text:p>3,23364864484606</text:p>
          </table:table-cell>
          <table:table-cell table:number-columns-repeated="5"/>
        </table:table-row>
        <table:table-row table:style-name="ro1">
          <table:table-cell table:formula="of:=[.B68]/60" office:value-type="float" office:value="11" calcext:value-type="float">
            <text:p>11,00</text:p>
          </table:table-cell>
          <table:table-cell office:value-type="float" office:value="660" calcext:value-type="float">
            <text:p>660</text:p>
          </table:table-cell>
          <table:table-cell table:formula="of:=EXP([.B68]*[.$F$3])" office:value-type="percentage" office:value="0.138069237310893" calcext:value-type="percentage">
            <text:p>13,81 %</text:p>
          </table:table-cell>
          <table:table-cell table:formula="of:=EXP((-[.A68]^2)/[.$F$4])" office:value-type="float" office:value="3.35348465254902" calcext:value-type="float">
            <text:p>3,35348465254902</text:p>
          </table:table-cell>
          <table:table-cell table:number-columns-repeated="5"/>
        </table:table-row>
        <table:table-row table:style-name="ro1">
          <table:table-cell table:formula="of:=[.B69]/60" office:value-type="float" office:value="11.1666666666667" calcext:value-type="float">
            <text:p>11,17</text:p>
          </table:table-cell>
          <table:table-cell office:value-type="float" office:value="670" calcext:value-type="float">
            <text:p>670</text:p>
          </table:table-cell>
          <table:table-cell table:formula="of:=EXP([.B69]*[.$F$3])" office:value-type="percentage" office:value="0.133988674668805" calcext:value-type="percentage">
            <text:p>13,40 %</text:p>
          </table:table-cell>
          <table:table-cell table:formula="of:=EXP((-[.A69]^2)/[.$F$4])" office:value-type="float" office:value="3.47969429771812" calcext:value-type="float">
            <text:p>3,47969429771812</text:p>
          </table:table-cell>
          <table:table-cell table:number-columns-repeated="5"/>
        </table:table-row>
        <table:table-row table:style-name="ro1">
          <table:table-cell table:formula="of:=[.B70]/60" office:value-type="float" office:value="11.3333333333333" calcext:value-type="float">
            <text:p>11,33</text:p>
          </table:table-cell>
          <table:table-cell office:value-type="float" office:value="680" calcext:value-type="float">
            <text:p>680</text:p>
          </table:table-cell>
          <table:table-cell table:formula="of:=EXP([.B70]*[.$F$3])" office:value-type="percentage" office:value="0.130028710878426" calcext:value-type="percentage">
            <text:p>13,00 %</text:p>
          </table:table-cell>
          <table:table-cell table:formula="of:=EXP((-[.A70]^2)/[.$F$4])" office:value-type="float" office:value="3.61266036606817" calcext:value-type="float">
            <text:p>3,61266036606817</text:p>
          </table:table-cell>
          <table:table-cell table:number-columns-repeated="5"/>
        </table:table-row>
        <table:table-row table:style-name="ro1">
          <table:table-cell table:formula="of:=[.B71]/60" office:value-type="float" office:value="11.5" calcext:value-type="float">
            <text:p>11,50</text:p>
          </table:table-cell>
          <table:table-cell office:value-type="float" office:value="690" calcext:value-type="float">
            <text:p>690</text:p>
          </table:table-cell>
          <table:table-cell table:formula="of:=EXP([.B71]*[.$F$3])" office:value-type="percentage" office:value="0.126185781705039" calcext:value-type="percentage">
            <text:p>12,62 %</text:p>
          </table:table-cell>
          <table:table-cell table:formula="of:=EXP((-[.A71]^2)/[.$F$4])" office:value-type="float" office:value="3.75279163865041" calcext:value-type="float">
            <text:p>3,75279163865041</text:p>
          </table:table-cell>
          <table:table-cell table:number-columns-repeated="5"/>
        </table:table-row>
        <table:table-row table:style-name="ro1">
          <table:table-cell table:formula="of:=[.B72]/60" office:value-type="float" office:value="11.6666666666667" calcext:value-type="float">
            <text:p>11,67</text:p>
          </table:table-cell>
          <table:table-cell office:value-type="float" office:value="700" calcext:value-type="float">
            <text:p>700</text:p>
          </table:table-cell>
          <table:table-cell table:formula="of:=EXP([.B72]*[.$F$3])" office:value-type="percentage" office:value="0.122456428252982" calcext:value-type="percentage">
            <text:p>12,25 %</text:p>
          </table:table-cell>
          <table:table-cell table:formula="of:=EXP((-[.A72]^2)/[.$F$4])" office:value-type="float" office:value="3.90052481141248" calcext:value-type="float">
            <text:p>3,90052481141248</text:p>
          </table:table-cell>
          <table:table-cell table:number-columns-repeated="5"/>
        </table:table-row>
        <table:table-row table:style-name="ro1">
          <table:table-cell table:formula="of:=[.B73]/60" office:value-type="float" office:value="11.8333333333333" calcext:value-type="float">
            <text:p>11,83</text:p>
          </table:table-cell>
          <table:table-cell office:value-type="float" office:value="710" calcext:value-type="float">
            <text:p>710</text:p>
          </table:table-cell>
          <table:table-cell table:formula="of:=EXP([.B73]*[.$F$3])" office:value-type="percentage" office:value="0.11883729385241" calcext:value-type="percentage">
            <text:p>11,88 %</text:p>
          </table:table-cell>
          <table:table-cell table:formula="of:=EXP((-[.A73]^2)/[.$F$4])" office:value-type="float" office:value="4.05632656774501" calcext:value-type="float">
            <text:p>4,05632656774501</text:p>
          </table:table-cell>
          <table:table-cell table:number-columns-repeated="5"/>
        </table:table-row>
        <table:table-row table:style-name="ro1">
          <table:table-cell table:formula="of:=[.B74]/60" office:value-type="float" office:value="12" calcext:value-type="float">
            <text:p>12,00</text:p>
          </table:table-cell>
          <table:table-cell office:value-type="float" office:value="720" calcext:value-type="float">
            <text:p>720</text:p>
          </table:table-cell>
          <table:table-cell table:formula="of:=EXP([.B74]*[.$F$3])" office:value-type="percentage" office:value="0.115325121038063" calcext:value-type="percentage">
            <text:p>11,53 %</text:p>
          </table:table-cell>
          <table:table-cell table:formula="of:=EXP((-[.A74]^2)/[.$F$4])" office:value-type="float" office:value="4.22069581699655" calcext:value-type="float">
            <text:p>4,22069581699655</text:p>
          </table:table-cell>
          <table:table-cell table:number-columns-repeated="5"/>
        </table:table-row>
        <table:table-row table:style-name="ro1">
          <table:table-cell table:formula="of:=[.B75]/60" office:value-type="float" office:value="12.1666666666667" calcext:value-type="float">
            <text:p>12,17</text:p>
          </table:table-cell>
          <table:table-cell office:value-type="float" office:value="730" calcext:value-type="float">
            <text:p>730</text:p>
          </table:table-cell>
          <table:table-cell table:formula="of:=EXP([.B75]*[.$F$3])" office:value-type="percentage" office:value="0.111916748617329" calcext:value-type="percentage">
            <text:p>11,19 %</text:p>
          </table:table-cell>
          <table:table-cell table:formula="of:=EXP((-[.A75]^2)/[.$F$4])" office:value-type="float" office:value="4.39416611310452" calcext:value-type="float">
            <text:p>4,39416611310452</text:p>
          </table:table-cell>
          <table:table-cell table:number-columns-repeated="5"/>
        </table:table-row>
        <table:table-row table:style-name="ro1">
          <table:table-cell table:formula="of:=[.B76]/60" office:value-type="float" office:value="12.3333333333333" calcext:value-type="float">
            <text:p>12,33</text:p>
          </table:table-cell>
          <table:table-cell office:value-type="float" office:value="740" calcext:value-type="float">
            <text:p>740</text:p>
          </table:table-cell>
          <table:table-cell table:formula="of:=EXP([.B76]*[.$F$3])" office:value-type="percentage" office:value="0.108609108824958" calcext:value-type="percentage">
            <text:p>10,86 %</text:p>
          </table:table-cell>
          <table:table-cell table:formula="of:=EXP((-[.A76]^2)/[.$F$4])" office:value-type="float" office:value="4.57730826876583" calcext:value-type="float">
            <text:p>4,57730826876583</text:p>
          </table:table-cell>
          <table:table-cell table:number-columns-repeated="5"/>
        </table:table-row>
        <table:table-row table:style-name="ro1">
          <table:table-cell table:formula="of:=[.B77]/60" office:value-type="float" office:value="12.5" calcext:value-type="float">
            <text:p>12,50</text:p>
          </table:table-cell>
          <table:table-cell office:value-type="float" office:value="750" calcext:value-type="float">
            <text:p>750</text:p>
          </table:table-cell>
          <table:table-cell table:formula="of:=EXP([.B77]*[.$F$3])" office:value-type="percentage" office:value="0.105399224561864" calcext:value-type="percentage">
            <text:p>10,54 %</text:p>
          </table:table-cell>
          <table:table-cell table:formula="of:=EXP((-[.A77]^2)/[.$F$4])" office:value-type="float" office:value="4.7707331819676" calcext:value-type="float">
            <text:p>4,7707331819676</text:p>
          </table:table-cell>
          <table:table-cell table:number-columns-repeated="5"/>
        </table:table-row>
        <table:table-row table:style-name="ro1">
          <table:table-cell table:formula="of:=[.B78]/60" office:value-type="float" office:value="12.6666666666667" calcext:value-type="float">
            <text:p>12,67</text:p>
          </table:table-cell>
          <table:table-cell office:value-type="float" office:value="760" calcext:value-type="float">
            <text:p>760</text:p>
          </table:table-cell>
          <table:table-cell table:formula="of:=EXP([.B78]*[.$F$3])" office:value-type="percentage" office:value="0.102284206715537" calcext:value-type="percentage">
            <text:p>10,23 %</text:p>
          </table:table-cell>
          <table:table-cell table:formula="of:=EXP((-[.A78]^2)/[.$F$4])" office:value-type="float" office:value="4.97509489322858" calcext:value-type="float">
            <text:p>4,97509489322858</text:p>
          </table:table-cell>
          <table:table-cell table:number-columns-repeated="5"/>
        </table:table-row>
        <table:table-row table:style-name="ro1">
          <table:table-cell table:formula="of:=[.B79]/60" office:value-type="float" office:value="12.8333333333333" calcext:value-type="float">
            <text:p>12,83</text:p>
          </table:table-cell>
          <table:table-cell office:value-type="float" office:value="770" calcext:value-type="float">
            <text:p>770</text:p>
          </table:table-cell>
          <table:table-cell table:formula="of:=EXP([.B79]*[.$F$3])" office:value-type="percentage" office:value="0.0992612515596457" calcext:value-type="percentage">
            <text:p>9,93 %</text:p>
          </table:table-cell>
          <table:table-cell table:formula="of:=EXP((-[.A79]^2)/[.$F$4])" office:value-type="float" office:value="5.19109389357739" calcext:value-type="float">
            <text:p>5,19109389357739</text:p>
          </table:table-cell>
          <table:table-cell table:number-columns-repeated="5"/>
        </table:table-row>
        <table:table-row table:style-name="ro1">
          <table:table-cell table:formula="of:=[.B80]/60" office:value-type="float" office:value="13" calcext:value-type="float">
            <text:p>13,00</text:p>
          </table:table-cell>
          <table:table-cell office:value-type="float" office:value="780" calcext:value-type="float">
            <text:p>780</text:p>
          </table:table-cell>
          <table:table-cell table:formula="of:=EXP([.B80]*[.$F$3])" office:value-type="percentage" office:value="0.096327638230493" calcext:value-type="percentage">
            <text:p>9,63 %</text:p>
          </table:table-cell>
          <table:table-cell table:formula="of:=EXP((-[.A80]^2)/[.$F$4])" office:value-type="float" office:value="5.41948070513121" calcext:value-type="float">
            <text:p>5,41948070513121</text:p>
          </table:table-cell>
          <table:table-cell table:number-columns-repeated="5"/>
        </table:table-row>
        <table:table-row table:style-name="ro1">
          <table:table-cell table:formula="of:=[.B81]/60" office:value-type="float" office:value="13.1666666666667" calcext:value-type="float">
            <text:p>13,17</text:p>
          </table:table-cell>
          <table:table-cell office:value-type="float" office:value="790" calcext:value-type="float">
            <text:p>790</text:p>
          </table:table-cell>
          <table:table-cell table:formula="of:=EXP([.B81]*[.$F$3])" office:value-type="percentage" office:value="0.0934807262780585" calcext:value-type="percentage">
            <text:p>9,35 %</text:p>
          </table:table-cell>
          <table:table-cell table:formula="of:=EXP((-[.A81]^2)/[.$F$4])" office:value-type="float" office:value="5.66105975815175" calcext:value-type="float">
            <text:p>5,66105975815175</text:p>
          </table:table-cell>
          <table:table-cell table:number-columns-repeated="5"/>
        </table:table-row>
        <table:table-row table:style-name="ro1">
          <table:table-cell table:formula="of:=[.B82]/60" office:value-type="float" office:value="13.3333333333333" calcext:value-type="float">
            <text:p>13,33</text:p>
          </table:table-cell>
          <table:table-cell office:value-type="float" office:value="800" calcext:value-type="float">
            <text:p>800</text:p>
          </table:table-cell>
          <table:table-cell table:formula="of:=EXP([.B82]*[.$F$3])" office:value-type="percentage" office:value="0.0907179532894125" calcext:value-type="percentage">
            <text:p>9,07 %</text:p>
          </table:table-cell>
          <table:table-cell table:formula="of:=EXP((-[.A82]^2)/[.$F$4])" office:value-type="float" office:value="5.91669359066433" calcext:value-type="float">
            <text:p>5,91669359066433</text:p>
          </table:table-cell>
          <table:table-cell table:number-columns-repeated="5"/>
        </table:table-row>
        <table:table-row table:style-name="ro1">
          <table:table-cell table:formula="of:=[.B83]/60" office:value-type="float" office:value="13.5" calcext:value-type="float">
            <text:p>13,50</text:p>
          </table:table-cell>
          <table:table-cell office:value-type="float" office:value="810" calcext:value-type="float">
            <text:p>810</text:p>
          </table:table-cell>
          <table:table-cell table:formula="of:=EXP([.B83]*[.$F$3])" office:value-type="percentage" office:value="0.0880368325823726" calcext:value-type="percentage">
            <text:p>8,80 %</text:p>
          </table:table-cell>
          <table:table-cell table:formula="of:=EXP((-[.A83]^2)/[.$F$4])" office:value-type="float" office:value="6.18730739914852" calcext:value-type="float">
            <text:p>6,18730739914852</text:p>
          </table:table-cell>
          <table:table-cell table:number-columns-repeated="5"/>
        </table:table-row>
        <table:table-row table:style-name="ro1">
          <table:table-cell table:formula="of:=[.B84]/60" office:value-type="float" office:value="13.6666666666667" calcext:value-type="float">
            <text:p>13,67</text:p>
          </table:table-cell>
          <table:table-cell office:value-type="float" office:value="820" calcext:value-type="float">
            <text:p>820</text:p>
          </table:table-cell>
          <table:table-cell table:formula="of:=EXP([.B84]*[.$F$3])" office:value-type="percentage" office:value="0.0854349509673212" calcext:value-type="percentage">
            <text:p>8,54 %</text:p>
          </table:table-cell>
          <table:table-cell table:formula="of:=EXP((-[.A84]^2)/[.$F$4])" office:value-type="float" office:value="6.47389397146835" calcext:value-type="float">
            <text:p>6,47389397146835</text:p>
          </table:table-cell>
          <table:table-cell table:number-columns-repeated="5"/>
        </table:table-row>
        <table:table-row table:style-name="ro1">
          <table:table-cell table:formula="of:=[.B85]/60" office:value-type="float" office:value="13.8333333333333" calcext:value-type="float">
            <text:p>13,83</text:p>
          </table:table-cell>
          <table:table-cell office:value-type="float" office:value="830" calcext:value-type="float">
            <text:p>830</text:p>
          </table:table-cell>
          <table:table-cell table:formula="of:=EXP([.B85]*[.$F$3])" office:value-type="percentage" office:value="0.0829099665751727" calcext:value-type="percentage">
            <text:p>8,29 %</text:p>
          </table:table-cell>
          <table:table-cell table:formula="of:=EXP((-[.A85]^2)/[.$F$4])" office:value-type="float" office:value="6.77751903612943" calcext:value-type="float">
            <text:p>6,77751903612943</text:p>
          </table:table-cell>
          <table:table-cell table:number-columns-repeated="5"/>
        </table:table-row>
        <table:table-row table:style-name="ro1">
          <table:table-cell table:formula="of:=[.B86]/60" office:value-type="float" office:value="14" calcext:value-type="float">
            <text:p>14,00</text:p>
          </table:table-cell>
          <table:table-cell office:value-type="float" office:value="840" calcext:value-type="float">
            <text:p>840</text:p>
          </table:table-cell>
          <table:table-cell table:formula="of:=EXP([.B86]*[.$F$3])" office:value-type="percentage" office:value="0.0804596067495324" calcext:value-type="percentage">
            <text:p>8,05 %</text:p>
          </table:table-cell>
          <table:table-cell table:formula="of:=EXP((-[.A86]^2)/[.$F$4])" office:value-type="float" office:value="7.09932706515663" calcext:value-type="float">
            <text:p>7,09932706515663</text:p>
          </table:table-cell>
          <table:table-cell table:number-columns-repeated="5"/>
        </table:table-row>
        <table:table-row table:style-name="ro1">
          <table:table-cell table:formula="of:=[.B87]/60" office:value-type="float" office:value="14.1666666666667" calcext:value-type="float">
            <text:p>14,17</text:p>
          </table:table-cell>
          <table:table-cell office:value-type="float" office:value="850" calcext:value-type="float">
            <text:p>850</text:p>
          </table:table-cell>
          <table:table-cell table:formula="of:=EXP([.B87]*[.$F$3])" office:value-type="percentage" office:value="0.0780816660011531" calcext:value-type="percentage">
            <text:p>7,81 %</text:p>
          </table:table-cell>
          <table:table-cell table:formula="of:=EXP((-[.A87]^2)/[.$F$4])" office:value-type="float" office:value="7.44054757140904" calcext:value-type="float">
            <text:p>7,44054757140904</text:p>
          </table:table-cell>
          <table:table-cell table:number-columns-repeated="5"/>
        </table:table-row>
        <table:table-row table:style-name="ro1">
          <table:table-cell table:formula="of:=[.B88]/60" office:value-type="float" office:value="14.3333333333333" calcext:value-type="float">
            <text:p>14,33</text:p>
          </table:table-cell>
          <table:table-cell office:value-type="float" office:value="860" calcext:value-type="float">
            <text:p>860</text:p>
          </table:table-cell>
          <table:table-cell table:formula="of:=EXP([.B88]*[.$F$3])" office:value-type="percentage" office:value="0.0757740040228455" calcext:value-type="percentage">
            <text:p>7,58 %</text:p>
          </table:table-cell>
          <table:table-cell table:formula="of:=EXP((-[.A88]^2)/[.$F$4])" office:value-type="float" office:value="7.80250194502029" calcext:value-type="float">
            <text:p>7,80250194502029</text:p>
          </table:table-cell>
          <table:table-cell table:number-columns-repeated="5"/>
        </table:table-row>
        <table:table-row table:style-name="ro1">
          <table:table-cell table:formula="of:=[.B89]/60" office:value-type="float" office:value="14.5" calcext:value-type="float">
            <text:p>14,50</text:p>
          </table:table-cell>
          <table:table-cell office:value-type="float" office:value="870" calcext:value-type="float">
            <text:p>870</text:p>
          </table:table-cell>
          <table:table-cell table:formula="of:=EXP([.B89]*[.$F$3])" office:value-type="percentage" office:value="0.0735345437630571" calcext:value-type="percentage">
            <text:p>7,35 %</text:p>
          </table:table-cell>
          <table:table-cell table:formula="of:=EXP((-[.A89]^2)/[.$F$4])" office:value-type="float" office:value="8.18661087790941" calcext:value-type="float">
            <text:p>8,18661087790941</text:p>
          </table:table-cell>
          <table:table-cell table:number-columns-repeated="5"/>
        </table:table-row>
        <table:table-row table:style-name="ro1">
          <table:table-cell table:formula="of:=[.B90]/60" office:value-type="float" office:value="14.6666666666667" calcext:value-type="float">
            <text:p>14,67</text:p>
          </table:table-cell>
          <table:table-cell office:value-type="float" office:value="880" calcext:value-type="float">
            <text:p>880</text:p>
          </table:table-cell>
          <table:table-cell table:formula="of:=EXP([.B90]*[.$F$3])" office:value-type="percentage" office:value="0.0713612695563861" calcext:value-type="percentage">
            <text:p>7,14 %</text:p>
          </table:table-cell>
          <table:table-cell table:formula="of:=EXP((-[.A90]^2)/[.$F$4])" office:value-type="float" office:value="8.59440242998886" calcext:value-type="float">
            <text:p>8,59440242998886</text:p>
          </table:table-cell>
          <table:table-cell table:number-columns-repeated="5"/>
        </table:table-row>
        <table:table-row table:style-name="ro1">
          <table:table-cell table:formula="of:=[.B91]/60" office:value-type="float" office:value="14.8333333333333" calcext:value-type="float">
            <text:p>14,83</text:p>
          </table:table-cell>
          <table:table-cell office:value-type="float" office:value="890" calcext:value-type="float">
            <text:p>890</text:p>
          </table:table-cell>
          <table:table-cell table:formula="of:=EXP([.B91]*[.$F$3])" office:value-type="percentage" office:value="0.069252225309346" calcext:value-type="percentage">
            <text:p>6,93 %</text:p>
          </table:table-cell>
          <table:table-cell table:formula="of:=EXP((-[.A91]^2)/[.$F$4])" office:value-type="float" office:value="9.0275207958479" calcext:value-type="float">
            <text:p>9,0275207958479</text:p>
          </table:table-cell>
          <table:table-cell table:number-columns-repeated="5"/>
        </table:table-row>
        <table:table-row table:style-name="ro1">
          <table:table-cell table:formula="of:=[.B92]/60" office:value-type="float" office:value="15" calcext:value-type="float">
            <text:p>15,00</text:p>
          </table:table-cell>
          <table:table-cell office:value-type="float" office:value="900" calcext:value-type="float">
            <text:p>900</text:p>
          </table:table-cell>
          <table:table-cell table:formula="of:=EXP([.B92]*[.$F$3])" office:value-type="percentage" office:value="0.0672055127397498" calcext:value-type="percentage">
            <text:p>6,72 %</text:p>
          </table:table-cell>
          <table:table-cell table:formula="of:=EXP((-[.A92]^2)/[.$F$4])" office:value-type="float" office:value="9.48773583635853" calcext:value-type="float">
            <text:p>9,48773583635853</text:p>
          </table:table-cell>
          <table:table-cell table:number-columns-repeated="5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7" loext:min-decimal-places="17" number:min-integer-digits="1"/>
    </number:number-style>
    <number:number-style style:name="N111">
      <number:number number:decimal-places="18" loext:min-decimal-places="18" number:min-integer-digits="1"/>
    </number:number-style>
    <number:number-style style:name="N112">
      <number:number number:decimal-places="19" loext:min-decimal-places="19" number:min-integer-digits="1"/>
    </number:number-style>
    <number:number-style style:name="N113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7:25:40.948244903</meta:creation-date>
    <dc:date>2019-08-05T17:50:52.014718339</dc:date>
    <meta:editing-duration>PT4M</meta:editing-duration>
    <meta:editing-cycles>1</meta:editing-cycles>
    <meta:document-statistic meta:table-count="1" meta:cell-count="373" meta:object-count="1"/>
    <meta:generator>LibreOffice/6.1.2.1$Linux_X86_64 LibreOffice_project/1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3cm" svg:height="9.002cm" xlink:href=".." xlink:type="simple" chart:class="chart:line" chart:style-name="ch1">
        <chart:legend svg:x="-0.001cm" svg:y="0cm" style:legend-expansion="custom" chartooo:width="16.013cm" chartooo:height="9.002cm" style:legend-expansion-aspect-ratio="1.77882692734948" chart:style-name="ch2"/>
        <chart:plot-area chart:style-name="ch3" table:cell-range-address="Sheet1.B2:Sheet1.C92" chart:data-source-has-labels="both" svg:x="0.32cm" svg:y="0.18cm" svg:width="15.373cm" svg:height="8.642cm">
          <chartooo:coordinate-region svg:x="2.026cm" svg:y="0.301cm" svg:width="13.667cm" svg:height="7.518cm"/>
          <chart:axis chart:dimension="x" chart:name="primary-x" chart:style-name="ch4" chartooo:axis-type="auto">
            <chartooo:date-scale/>
            <chart:categories table:cell-range-address="Sheet1.B3:Sheet1.B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92" chart:label-cell-address="Sheet1.C2:Sheet1.C2" chart:class="chart:line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,00 %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92</svg:desc>
                </draw:g>
              </table:table-cell>
              <table:table-cell office:value-type="float" office:value="0.970445533548508">
                <text:p>0.970445533548508</text:p>
                <draw:g>
                  <svg:desc>Sheet1.C3:Sheet1.C9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1764533584249">
                <text:p>0.9417645335842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3931185271228">
                <text:p>0.9139311852712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86920436717158">
                <text:p>0.8869204367171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60707976425058">
                <text:p>0.8607079764250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35270211411272">
                <text:p>0.8352702114112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10584245970187">
                <text:p>0.8105842459701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86627861066553">
                <text:p>0.7866278610665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3379494336853">
                <text:p>0.7633794943368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0818220681718">
                <text:p>0.74081822068171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18923733431926">
                <text:p>0.71892373343192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97676326071031">
                <text:p>0.69767632607103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77056874498165">
                <text:p>0.6770568744981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57046819815057">
                <text:p>0.65704681981505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37628151621773">
                <text:p>0.63762815162177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18783391806141">
                <text:p>0.61878339180614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00495578812266">
                <text:p>0.60049557881226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8274825237399">
                <text:p>0.582748252373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65525438699537">
                <text:p>0.56552543869953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48811636094026">
                <text:p>0.54881163609402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32591801006897">
                <text:p>0.53259180100689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516851334491699">
                <text:p>0.5168513344916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501576069066055">
                <text:p>0.50157606906605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86752255959972">
                <text:p>0.4867522559599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72366552741015">
                <text:p>0.4723665527410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458406011305224">
                <text:p>0.4584060113052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444858066222941">
                <text:p>0.44485806622294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43171052342908">
                <text:p>0.4317105234290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418951549247639">
                <text:p>0.41895154924763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406569659740599">
                <text:p>0.40656965974059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94553710371601">
                <text:p>0.39455371037160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82892885975112">
                <text:p>0.38289288597511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71576691022046">
                <text:p>0.37157669102204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0594940173078">
                <text:p>0.3605949401730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49937749111155">
                <text:p>0.34993774911115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39595525644939">
                <text:p>0.33959552564493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29558961075189">
                <text:p>0.329558961075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19819021816304">
                <text:p>0.31981902181630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10366941265485">
                <text:p>0.31036694126548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01194211912202">
                <text:p>0.30119421191220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292292577680859">
                <text:p>0.29229257768085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28365402649977">
                <text:p>0.2836540264997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275270783089752">
                <text:p>0.27527078308975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26713530196585">
                <text:p>0.2671353019658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259240260645891">
                <text:p>0.25924026064589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251578553059756">
                <text:p>0.25157855305975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244143283153437">
                <text:p>0.24414328315343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236927758682122">
                <text:p>0.23692775868212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229925485186724">
                <text:p>0.2299254851867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2313016014843">
                <text:p>0.2231301601484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216535667316007">
                <text:p>0.21653566731600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210136071200765">
                <text:p>0.21013607120076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203925611734213">
                <text:p>0.20392561173421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197898699083615">
                <text:p>0.19789869908361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192049908620754">
                <text:p>0.19204990862075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18637397603941">
                <text:p>0.1863739760394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180865792617122">
                <text:p>0.18086579261712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175520400616997">
                <text:p>0.17552040061699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170332988825409">
                <text:p>0.17033298882540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65298888221587">
                <text:p>0.16529888822158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160413567775173">
                <text:p>0.16041356777517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155672630367997">
                <text:p>0.15567263036799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151071808836371">
                <text:p>0.15107180883637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14660696213035">
                <text:p>0.1466069621303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142274071586514">
                <text:p>0.14227407158651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38069237310893">
                <text:p>0.13806923731089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133988674668805">
                <text:p>0.13398867466880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130028710878426">
                <text:p>0.13002871087842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126185781705039">
                <text:p>0.12618578170503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22456428252982">
                <text:p>0.12245642825298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11883729385241">
                <text:p>0.1188372938524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115325121038063">
                <text:p>0.11532512103806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111916748617329">
                <text:p>0.11191674861732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108609108824958">
                <text:p>0.10860910882495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105399224561864">
                <text:p>0.10539922456186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102284206715537">
                <text:p>0.10228420671553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992612515596457">
                <text:p>0.099261251559645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96327638230493">
                <text:p>0.096327638230493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934807262780585">
                <text:p>0.093480726278058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907179532894125">
                <text:p>0.090717953289412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880368325823726">
                <text:p>0.088036832582372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854349509673212">
                <text:p>0.085434950967321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829099665751727">
                <text:p>0.082909966575172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804596067495324">
                <text:p>0.080459606749532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780816660011531">
                <text:p>0.078081666001153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757740040228455">
                <text:p>0.075774004022845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735345437630571">
                <text:p>0.073534543763057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713612695563861">
                <text:p>0.071361269556386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69252225309346">
                <text:p>0.06925222530934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672055127397498">
                <text:p>0.0672055127397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